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ocs.google.com/spreadsheets/d/1L-7U8DSuh0l5w6CmNQT5tSX5wfdY2AfTtK2akb3gf4E/edit?gid=0#gid=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7:43:04.571000000</meta:creation-date>
    <dc:date>2024-06-19T17:44:37.195000000</dc:date>
    <meta:editing-duration>PT1M32S</meta:editing-duration>
    <meta:editing-cycles>1</meta:editing-cycles>
    <meta:document-statistic meta:table-count="0" meta:image-count="0" meta:object-count="0" meta:page-count="1" meta:paragraph-count="1" meta:word-count="1" meta:character-count="100" meta:non-whitespace-character-count="100"/>
    <meta:generator>Edit_Docx_PLUS/7.4.0.3$Windows_X86_64 LibreOffice_project/</meta:generator>
  </office:meta>
</office:document-meta>
</file>